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>
      <style:paragraph-properties fo:margin-left="0.4165in" fo:margin-right="0in" fo:text-indent="0in" style:auto-text-indent="false"/>
    </style:style>
    <style:style style:name="P4" style:family="paragraph" style:parent-style-name="Text_20_body" style:list-style-name="L2">
      <style:paragraph-properties fo:margin-left="0.4165in" fo:margin-right="0in" fo:text-indent="0in" style:auto-text-indent="false"/>
    </style:style>
    <style:style style:name="P5" style:family="paragraph" style:parent-style-name="Text_20_body" style:list-style-name="L3">
      <style:paragraph-properties fo:margin-left="0.4165in" fo:margin-right="0in" fo:text-indent="0in" style:auto-text-indent="false"/>
    </style:style>
    <style:style style:name="P6" style:family="paragraph" style:parent-style-name="Text_20_body" style:list-style-name="L2">
      <style:paragraph-properties fo:margin-left="0.4165in" fo:margin-right="0in" fo:margin-top="0in" fo:margin-bottom="0in" fo:text-indent="0in" style:auto-text-indent="false"/>
    </style:style>
    <style:style style:name="P7" style:family="paragraph" style:parent-style-name="Text_20_body" style:list-style-name="L3">
      <style:paragraph-properties fo:margin-left="0.4165in" fo:margin-right="0in" fo:margin-top="0in" fo:margin-bottom="0in" fo:text-indent="0in" style:auto-text-indent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trong_20_Emphasis">40cm MIRROR BALL WITH MOTOR</text:span> </text:p>
      <text:p text:style-name="Standard"/>
      <text:p text:style-name="Standard"/>
      <text:p text:style-name="Text_20_body"><text:span text:style-name="Strong_20_Emphasis">Features</text:span></text:p>
      <text:list xml:id="list6059854871044655477" text:style-name="L1">
        <text:list-item>
          <text:p text:style-name="P2">Mirror ball with a diameter of 40 cm </text:p>
        </text:list-item>
        <text:list-item>
          <text:p text:style-name="P2">Mirror ball motor MD-1515 </text:p>
        </text:list-item>
        <text:list-item>
          <text:p text:style-name="P2">Mirror ball chain </text:p>
        </text:list-item>
        <text:list-item>
          <text:p text:style-name="P1">Ready for connection with power cord and safety-plug </text:p>
        </text:list-item>
      </text:list>
      <text:p text:style-name="Text_20_body"><text:span text:style-name="Strong_20_Emphasis">Specifications</text:span></text:p>
      <text:p text:style-name="P3"><text:span text:style-name="Strong_20_Emphasis">Mirrorball motor:</text:span></text:p>
      <text:list xml:id="list5364932705724553086" text:style-name="L2">
        <text:list-item>
          <text:p text:style-name="P6">Power supply: 230 V AC, 50 Hz ~ </text:p>
        </text:list-item>
        <text:list-item>
          <text:p text:style-name="P6">Power consumption: 4 W </text:p>
        </text:list-item>
        <text:list-item>
          <text:p text:style-name="P6">Maximum charge: 4 kg </text:p>
        </text:list-item>
        <text:list-item>
          <text:p text:style-name="P6">Max. diameter of mirror ball: 40 cm (EUROLITE) </text:p>
        </text:list-item>
        <text:list-item>
          <text:p text:style-name="P6">Rotation-speed: approx. 1.5 RPM </text:p>
        </text:list-item>
        <text:list-item>
          <text:p text:style-name="P6">Diameter of base plate: 120 mm </text:p>
        </text:list-item>
        <text:list-item>
          <text:p text:style-name="P6">Height: 85 mm </text:p>
        </text:list-item>
        <text:list-item>
          <text:p text:style-name="P4">Weight: 0.4 kg </text:p>
        </text:list-item>
      </text:list>
      <text:p text:style-name="P3"><text:span text:style-name="Strong_20_Emphasis">Mirrorball:</text:span></text:p>
      <text:list xml:id="list1812865448253324127" text:style-name="L3">
        <text:list-item>
          <text:p text:style-name="P7">Diameter: 40 cm </text:p>
        </text:list-item>
        <text:list-item>
          <text:p text:style-name="P5">Weight: approx. 4 kg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S</meta:editing-duration>
    <meta:editing-cycles>3</meta:editing-cycles>
    <meta:generator>OpenOffice/4.1.1$Win32 OpenOffice.org_project/411m6$Build-9775</meta:generator>
    <dc:date>2018-02-25T23:14:10.34</dc:date>
    <meta:document-statistic meta:table-count="0" meta:image-count="0" meta:object-count="0" meta:page-count="1" meta:paragraph-count="19" meta:word-count="94" meta:character-count="478"/>
    <dc:creator>Marti </dc:creator>
    <meta:user-defined meta:name="Info 1"/>
    <meta:user-defined meta:name="Info 2"/>
    <meta:user-defined meta:name="Info 3"/>
    <meta:user-defined meta:name="Info 4"/>
  </office:meta>
</office:document-meta>
</file>